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4491" officeooo:paragraph-rsid="00114491"/>
    </style:style>
    <style:style style:name="T1" style:family="text">
      <style:text-properties fo:font-variant="normal" fo:text-transform="none" fo:color="#333333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c62828" style:text-line-through-style="none" style:text-line-through-type="none" style:font-name="Open Sans" fo:font-size="10.5pt" fo:letter-spacing="normal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reprise :</text:p>
      <text:p text:style-name="P1"><text:a xlink:type="simple" xlink:href="https://www.bacplusdeux.com/entreprise/recrutement-new-decorum-50409.html" text:style-name="Internet_20_link" text:visited-style-name="Visited_20_Internet_20_Link"><text:span text:style-name="T3">New Decorum</text:span></text:a><text:span text:style-name="T1"> -  </text:span><text:a xlink:type="simple" xlink:href="https://www.bacplusdeux.com/stage/ou/clichy" text:style-name="Internet_20_link" text:visited-style-name="Visited_20_Internet_20_Link"><text:span text:style-name="T3">Clichy</text:span></text:a><text:span text:style-name="T1"> (</text:span><text:a xlink:type="simple" xlink:href="https://www.bacplusdeux.com/stage/ou/ile-de-france" text:style-name="Internet_20_link" text:visited-style-name="Visited_20_Internet_20_Link"><text:span text:style-name="T3">Ile de France</text:span></text:a><text:span text:style-name="T1">) </text:span></text:p>
      <text:p text:style-name="P1"><text:span text:style-name="T1">détournement d’objets </text:span></text:p>
      <text:p text:style-name="P1"><text:span text:style-name="T1">marketplace:marché  électronique </text:span></text:p>
      <text:p text:style-name="P1"><text:span text:style-name="T1">startup</text:span></text:p>
      <text:p text:style-name="P1"><text:span text:style-name="T1">BtoC et BtoB. </text:span></text:p>
      <text:p text:style-name="P1"><text:span text:style-name="T1"/></text:p>
      <text:p text:style-name="P1"><text:span text:style-name="T1">missions </text:span></text:p>
      <text:p text:style-name="P1"><text:span text:style-name="T1">Être force de proposition sur les nouvelles fonctionnalités et les possibilités d'évolution du site<text:line-break/>Analyse et amélioration de la visibilité et du référencement du site<text:line-break/>Veille technologique constante<text:line-break/>Aide à la gestion quotidienne du site </text:span></text:p>
      <text:p text:style-name="P1"><text:span text:style-name="T1"/></text:p>
      <text:p text:style-name="P1"><text:span text:style-name="T1">Votre profil<text:line-break/> PHP, HTML, CSS, JavaScript, MySQL<text:line-break/>Wordpress<text:line-break/>Vous êtes autonome, dynamique, rigoureux, et positif<text:line-break/>Vous êtes source de proposition, enthousiaste et motivé<text:line-break/>Fort intérêt pour les technologies Internet<text:line-break/>Autonomie, rigueur, sens du service, organisation et disponibilité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9:09:39.268000000</meta:creation-date>
    <dc:date>2018-11-19T19:15:56.653000000</dc:date>
    <meta:editing-duration>PT6M20S</meta:editing-duration>
    <meta:editing-cycles>1</meta:editing-cycles>
    <meta:document-statistic meta:table-count="0" meta:image-count="0" meta:object-count="0" meta:page-count="1" meta:paragraph-count="9" meta:word-count="90" meta:character-count="651" meta:non-whitespace-character-count="560"/>
    <meta:generator>LibreOffice/6.0.7.3$Windows_X86_64 LibreOffice_project/dc89aa7a9eabfd848af146d5086077aeed2ae4a5</meta:generator>
  </office:meta>
</office:document-meta>
</file>